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paragraph-properties fo:text-align="center" style:justify-single-word="false"/>
      <style:text-properties officeooo:rsid="0004b4c0" officeooo:paragraph-rsid="0004b4c0"/>
    </style:style>
    <style:style style:name="P3" style:family="paragraph" style:parent-style-name="Standard" style:list-style-name="L3">
      <style:paragraph-properties fo:text-align="start" style:justify-single-word="false"/>
      <style:text-properties officeooo:rsid="0004b4c0" officeooo:paragraph-rsid="0004b4c0"/>
    </style:style>
    <style:style style:name="P4" style:family="paragraph" style:parent-style-name="Standard" style:list-style-name="L3">
      <style:text-properties officeooo:rsid="0004b4c0" officeooo:paragraph-rsid="0004b4c0"/>
    </style:style>
    <style:style style:name="P5" style:family="paragraph" style:parent-style-name="Standard" style:list-style-name="L4">
      <style:text-properties officeooo:rsid="0004b4c0" officeooo:paragraph-rsid="0004b4c0"/>
    </style:style>
    <style:style style:name="P6" style:family="paragraph" style:parent-style-name="Standard" style:list-style-name="L6">
      <style:text-properties officeooo:rsid="0004b4c0" officeooo:paragraph-rsid="0004b4c0"/>
    </style:style>
    <style:style style:name="P7" style:family="paragraph" style:parent-style-name="Standard">
      <style:text-properties officeooo:rsid="0004b4c0" officeooo:paragraph-rsid="00054aa4"/>
    </style:style>
    <style:style style:name="P8" style:family="paragraph" style:parent-style-name="Standard">
      <style:text-properties officeooo:rsid="0004b4c0" officeooo:paragraph-rsid="000643a1"/>
    </style:style>
    <style:style style:name="P9" style:family="paragraph" style:parent-style-name="Standard" style:list-style-name="L7">
      <style:text-properties officeooo:rsid="0004b4c0" officeooo:paragraph-rsid="000643a1"/>
    </style:style>
    <style:style style:name="P10" style:family="paragraph" style:parent-style-name="Standard">
      <style:paragraph-properties fo:text-align="center" style:justify-single-word="false"/>
      <style:text-properties fo:font-weight="bold" officeooo:rsid="0004b4c0" officeooo:paragraph-rsid="0004b4c0" style:font-weight-asian="bold" style:font-weight-complex="bold"/>
    </style:style>
    <style:style style:name="P11" style:family="paragraph" style:parent-style-name="Standard">
      <style:paragraph-properties fo:text-align="start" style:justify-single-word="false"/>
      <style:text-properties officeooo:paragraph-rsid="0004b4c0"/>
    </style:style>
    <style:style style:name="P12" style:family="paragraph" style:parent-style-name="Standard" style:list-style-name="L7">
      <style:text-properties officeooo:rsid="000643a1" officeooo:paragraph-rsid="000643a1"/>
    </style:style>
    <style:style style:name="P13" style:family="paragraph" style:parent-style-name="Standard">
      <style:paragraph-properties fo:break-before="page"/>
      <style:text-properties officeooo:rsid="0004b4c0" officeooo:paragraph-rsid="0004b4c0"/>
    </style:style>
    <style:style style:name="P14" style:family="paragraph" style:parent-style-name="Standard" style:list-style-name="L2">
      <style:paragraph-properties fo:margin-top="0in" fo:margin-bottom="0.1in" loext:contextual-spacing="false" style:shadow="none"/>
      <style:text-properties officeooo:rsid="0004b4c0" officeooo:paragraph-rsid="0004b4c0"/>
    </style:style>
    <style:style style:name="T1" style:family="text">
      <style:text-properties style:font-name="StarTrek Pi BT" fo:font-size="96pt" style:font-size-asian="96pt" style:font-size-complex="96pt"/>
    </style:style>
    <style:style style:name="T2" style:family="text">
      <style:text-properties officeooo:rsid="0004b4c0"/>
    </style:style>
    <style:style style:name="T3" style:family="text">
      <style:text-properties fo:font-weight="bold" style:font-weight-asian="bold" style:font-weight-complex="bold"/>
    </style:style>
    <style:style style:name="T4" style:family="text">
      <style:text-properties fo:font-weight="bold" officeooo:rsid="0004b4c0" style:font-weight-asian="bold" style:font-weight-complex="bold"/>
    </style:style>
    <style:style style:name="T5" style:family="text">
      <style:text-properties fo:font-style="italic" fo:font-weight="bold" officeooo:rsid="0004b4c0" style:font-style-asian="italic" style:font-weight-asian="bold" style:font-style-complex="italic" style:font-weight-complex="bold"/>
    </style:style>
    <style:style style:name="T6" style:family="text">
      <style:text-properties officeooo:rsid="00054aa4"/>
    </style:style>
    <style:style style:name="T7" style:family="text">
      <style:text-properties fo:font-size="14pt" fo:font-style="italic" style:font-size-asian="14pt" style:font-style-asian="italic" style:font-size-complex="14pt" style:font-style-complex="italic"/>
    </style:style>
    <style:style style:name="T8"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ext:span></text:p>
      <text:p text:style-name="P10">Mission : Rescue (2) </text:p>
      <text:p text:style-name="P10">Emergency Medical Beacon. </text:p>
      <text:p text:style-name="P2"/>
      <text:p text:style-name="P1">Your communications have picked up an emergency medical distress signal. Send a team to investigate and assist the poor people in trouble...</text:p>
      <text:p text:style-name="P1"><text:s/></text:p>
      <text:p text:style-name="P1"/>
      <text:p text:style-name="P13">Communications have picked up an emergency medical distress signal. You've been ordered to investigate and assist the poor people in trouble...</text:p>
      <text:list xml:id="list299925270476748249" text:style-name="L2">
        <text:list-item>
          <text:p text:style-name="P14">This mission requires travel by shuttlecraft. Your team boards the shuttle and off you go. Maximum personnel: 5 : If you have personnel on this mission in excess of the maximum then the remainder will die as soon as the shuttle-bay is opened. There isn't room on the shuttle for any more. Captain should have known that.</text:p>
        </text:list-item>
        <text:list-item>
          <text:p text:style-name="P14">The planet has what appears to be a civilization in ruins. Clearly the buildings are in a state of disrepair. Finding people at first is difficult, but eventually you do find some who seem to be afflicted with some disfiguring disease.</text:p>
        </text:list-item>
        <text:list-item>
          <text:p text:style-name="P14">After a bit your team starts to show symptoms of this same affliction.</text:p>
        </text:list-item>
      </text:list>
      <text:p text:style-name="P11"><text:span text:style-name="T5">Your team must have one or more of the following skills</text:span><text:span text:style-name="T2"> in order for anyone to survive: ENGINEERING, EVASION, GOURMET COOKING, MEDICINE, PLUMBING, RESEARCH, SANITATION, SUPERIOR INTELLIGENCE. </text:span></text:p>
      <text:p text:style-name="P11"/>
      <text:p text:style-name="P11"><text:span text:style-name="T2">If you meet these requirements </text:span></text:p>
      <text:list xml:id="list511880821679802751" text:style-name="L3">
        <text:list-item>
          <text:p text:style-name="P3">Take one casualty if no one has the the COUNSELING skill</text:p>
        </text:list-item>
        <text:list-item>
          <text:p text:style-name="P4">Take one casualty if no one has the EVASION skill</text:p>
        </text:list-item>
        <text:list-item>
          <text:p text:style-name="P4">Anyone having the HAND-to-HAND skill ends up as a casualty.</text:p>
        </text:list-item>
        <text:list-item>
          <text:p text:style-name="P4">For each MEDICINE skill in the party reduce the above casualty count by one (1). </text:p>
        </text:list-item>
      </text:list>
      <text:p text:style-name="P1"/>
      <text:p text:style-name="P1"><text:span text:style-name="T8">Success Criteria</text:span>: </text:p>
      <text:list xml:id="list8865999476402697937" text:style-name="L4">
        <text:list-item>
          <text:p text:style-name="P5">If there are any survivors with the MEDICINE, COMPETITIVE DANCE or PROFESSIONAL CLOWN skills this mission it will be a success.</text:p>
        </text:list-item>
        <text:list-item>
          <text:p text:style-name="P5">If there are four or more survivors this mission it will be a success.</text:p>
        </text:list-item>
        <text:list-item>
          <text:p text:style-name="P5">Otherwise the mission is a failure</text:p>
        </text:list-item>
      </text:list>
      <text:p text:style-name="P1"/>
      <text:p text:style-name="P1"><text:span text:style-name="T8">Quartermaster</text:span>: The quartermaster has provided you with the following equipment to assist in your mission: </text:p>
      <text:list xml:id="list6630265738900442665" text:style-name="L6">
        <text:list-item>
          <text:p text:style-name="P6">One (1) 45 Caliber handgun</text:p>
        </text:list-item>
        <text:list-item>
          <text:p text:style-name="P6">One (1) Muscle-relaxing vibrating device. </text:p>
        </text:list-item>
      </text:list>
      <text:p text:style-name="P1"/>
      <text:p text:style-name="P7"><text:span text:style-name="T7">Determine your survivors and success.</text:span> </text:p>
      <text:p text:style-name="P8"><text:span text:style-name="T6">As a group </text:span>(including the non-survivors) <text:span text:style-name="T6">take about ten minutes (don't rush, don't dawdle – its not a race) to </text:span>come up with a report detailing how the events of this mission played out. Your unique skills and the equipment provided by the quartermaster should play an important role in <text:span text:style-name="T6">how the </text:span>success or failure of this mission <text:span text:style-name="T6">played out</text:span>. </text:p>
      <text:p text:style-name="P8"/>
      <text:p text:style-name="P8"><text:span text:style-name="T6">Adjust your character sheets: if you survived add +1 heart to the captains tally. </text:span></text:p>
      <text:p text:style-name="P8"><text:span text:style-name="T6">One the other hand if you died:</text:span></text:p>
      <text:list xml:id="list5235230124313537673" text:style-name="L7">
        <text:list-item>
          <text:p text:style-name="P9"><text:span text:style-name="T6">Increase your Anger Level a notch.</text:span></text:p>
        </text:list-item>
        <text:list-item>
          <text:p text:style-name="P12">Add +1 negative feedback to the captain's tally.</text:p>
        </text:list-item>
        <text:list-item>
          <text:p text:style-name="P12">Cross off your given name and your current skill.</text:p>
        </text:list-item>
        <text:list-item>
          <text:p text:style-name="P12">Pick a new given name and new skill for your replacement. </text:p>
        </text:list-item>
      </text:list>
      <text:p text:style-name="P8"/>
      <text:p text:style-name="P7"><text:span text:style-name="T6">When ready report the success or failure of the mission to your captain along with the horrible, horrible details. This will be done in person by the survivors if any, or played out as a tricorder recording (and you can all act this out in front of the capta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51S</meta:editing-duration>
    <meta:editing-cycles>5</meta:editing-cycles>
    <meta:generator>LibreOffice/5.1.6.2$Windows_x86 LibreOffice_project/07ac168c60a517dba0f0d7bc7540f5afa45f0909</meta:generator>
    <dc:date>2017-08-19T15:38:19.831000000</dc:date>
    <meta:document-statistic meta:table-count="0" meta:image-count="0" meta:object-count="0" meta:page-count="2" meta:paragraph-count="31" meta:word-count="492" meta:character-count="2808" meta:non-whitespace-character-count="2347"/>
    <meta:user-defined meta:name="Info 1"/>
    <meta:user-defined meta:name="Info 2"/>
    <meta:user-defined meta:name="Info 3"/>
    <meta:user-defined meta:name="Info 4"/>
  </office:meta>
</office:document-meta>
</file>